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linecap="butt" draw:fill="solid" draw:fill-color="#ffffff" draw:textarea-vertical-align="middle" draw:auto-grow-height="false" fo:min-height="3.179cm" fo:min-width="4.5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94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4.5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4.32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97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32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94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429cm" svg:x="1.254cm" svg:y="1.254cm">
          <text:p text:style-name="P1">Main()</text:p>
          <text:p text:style-name="P1"/>
          <text:p text:style-name="P1">Calls on managers to</text:p>
          <text:p text:style-name="P1"><text:s/>do what the program</text:p>
          <text:p text:style-name="P1"><text:s/>needs to do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445cm" svg:height="3.556cm" svg:x="11.414cm" svg:y="5.445cm">
          <text:p text:style-name="P1"><text:span text:style-name="T1">MainMenu()</text:span></text:p>
          <text:p text:style-name="P1"><text:span text:style-name="T1"/></text:p>
          <text:p text:style-name="P1"><text:span text:style-name="T1">Displays menu</text:span></text:p>
          <text:p text:style-name="P1"><text:span text:style-name="T1">options for user</text:span>.</text:p>
          <text:p text:style-name="P1"><text:span text:style-name="T1">Calls upon managers</text:span></text:p>
          <text:p text:style-name="P1"><text:span text:style-name="T1"><text:s/></text:span><text:span text:style-name="T1">for each 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08cm" svg:height="3.556cm" svg:x="1.254cm" svg:y="5.445cm">
          <text:p text:style-name="P4">ReadFile()</text:p>
          <text:p text:style-name="P4"/>
          <text:p text:style-name="P4">Does file inpu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3.556cm" svg:x="6.461cm" svg:y="5.445cm">
          <text:p text:style-name="P4">ProcessLines()</text:p>
          <text:p text:style-name="P4"/>
          <text:p text:style-name="P4">Processes array of lines</text:p>
          <text:p text:style-name="P4">Into data and inserts into</text:p>
          <text:p text:style-name="P4">bst/hash 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4.477cm" svg:height="3.556cm" svg:x="15.986cm" svg:y="5.445cm">
          <text:p text:style-name="P6"><text:span text:style-name="T1">WriteFile()</text:span></text:p>
          <text:p text:style-name="P6"><text:span text:style-name="T1"/></text:p>
          <text:p text:style-name="P6"><text:span text:style-name="T1">Writes data to file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3.81cm" svg:x="1.254cm" svg:y="10.144cm">
          <text:p text:style-name="P4">InsertManager()</text:p>
          <text:p text:style-name="P4"/>
          <text:p text:style-name="P4">Handles user input for</text:p>
          <text:p text:style-name="P4">New item insertion.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3.81cm" svg:x="6.461cm" svg:y="10.144cm">
          <text:p text:style-name="P4">DeleteManager()</text:p>
          <text:p text:style-name="P4"/>
          <text:p text:style-name="P4">Handles deletion of</text:p>
          <text:p text:style-name="P4">Items from user input.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3.81cm" svg:x="11.541cm" svg:y="10.144cm">
          <text:p text:style-name="P4">SearchManager()</text:p>
          <text:p text:style-name="P4"/>
          <text:p text:style-name="P4">Handles searching of</text:p>
          <text:p text:style-name="P4">Items through user</text:p>
          <text:p text:style-name="P4">Inpu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4.445cm" svg:height="3.81cm" svg:x="16.145cm" svg:y="10.144cm">
          <text:p text:style-name="P4">PrintManager()</text:p>
          <text:p text:style-name="P4"/>
          <text:p text:style-name="P4">Handles printing of</text:p>
          <text:p text:style-name="P4">Data to stdout.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08cm" svg:height="4.064cm" svg:x="1.254cm" svg:y="14.081cm">
          <text:p text:style-name="P4">StatPrintManager()</text:p>
          <text:p text:style-name="P4"/>
          <text:p text:style-name="P4">Handles printing of</text:p>
          <text:p text:style-name="P4">Statistics?</text:p>
          <text:p text:style-name="P4"/>
          <text:p text:style-name="P4">Need to discuss what</text:p>
          <text:p text:style-name="P4">We want to do with</text:p>
          <text:p text:style-name="P4"><text:s/>Statistics.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2:13:11.216000000</meta:creation-date>
    <dc:date>2017-11-03T12:39:00.952000000</dc:date>
    <meta:editing-duration>PT10M39S</meta:editing-duration>
    <meta:editing-cycles>1</meta:editing-cycles>
    <meta:document-statistic meta:object-count="10"/>
    <meta:generator>LibreOffice/5.0.4.2$Windows_X86_64 LibreOffice_project/2b9802c1994aa0b7dc6079e128979269cf95bc78</meta:generator>
  </office:meta>
</office:document-meta>
</file>